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31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4.89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5.215cm" style:writing-mode="lr-tb" loext:decorative="false"/>
      <style:paragraph-properties style:writing-mode="lr-tb"/>
    </style:style>
    <style:style style:name="gr8" style:family="graphic" style:parent-style-name="standard">
      <style:graphic-properties draw:stroke="dash" draw:stroke-dash="Double_20_Dash" svg:stroke-color="#43c330" svg:stroke-linecap="butt" draw:fill-color="#ccf4c6" draw:textarea-horizontal-align="justify" draw:textarea-vertical-align="middle" draw:auto-grow-height="false" fo:min-height="1.973cm" fo:min-width="5.21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4.5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Double_20_Dash" svg:stroke-color="#43c330" svg:stroke-linecap="butt" draw:fill-color="#ccf4c6" draw:textarea-horizontal-align="justify" draw:textarea-vertical-align="middle" draw:auto-grow-height="false" fo:min-height="1.973cm" fo:min-width="4.581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655cm" fo:min-width="3.946cm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Double_20_Dash" svg:stroke-color="#43c330" svg:stroke-linecap="butt" draw:fill-color="#ccf4c6" draw:textarea-horizontal-align="justify" draw:textarea-vertical-align="middle" draw:auto-grow-height="false" fo:min-height="1.973cm" fo:min-width="3.945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Double_20_Dash" svg:stroke-color="#43c330" draw:marker-end="Arrowheads_20_7" draw:marker-end-width="0.3cm" svg:stroke-linecap="butt" draw:fill="none" draw:textarea-vertical-align="middle" loext:decorative="false"/>
    </style:style>
    <style:style style:name="gr14" style:family="graphic" style:parent-style-name="objectwithoutfill">
      <style:graphic-properties draw:stroke="dash" draw:stroke-dash="Double_20_Dash" svg:stroke-color="#43c330" draw:marker-end="Arrowheads_20_8" draw:marker-end-width="0.3cm" svg:stroke-linecap="butt" draw:fill="none" draw:textarea-vertical-align="middle" loext:decorative="false"/>
    </style:style>
    <style:style style:name="gr15" style:family="graphic" style:parent-style-name="objectwithoutfill">
      <style:graphic-properties draw:stroke="dash" draw:stroke-dash="Double_20_Dash" svg:stroke-color="#43c330" draw:marker-end="Arrowheads_20_11" draw:marker-end-width="0.3cm" svg:stroke-linecap="butt" draw:fill="none" draw:textarea-vertical-align="middle" loext:decorative="false"/>
    </style:style>
    <style:style style:name="gr16" style:family="graphic" style:parent-style-name="standard">
      <style:graphic-properties svg:stroke-color="#f5cd53" draw:fill-color="#fde9a9"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f5cd53" draw:marker-end="Arrowheads_20_1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" style:family="paragraph">
      <style:paragraph-properties fo:text-align="center" style:writing-mode="lr-tb"/>
      <style:text-properties style:font-name="Times New Roman"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style:font-name="Times New Roman" fo:font-size="14pt"/>
    </style:style>
    <style:style style:name="P4" style:family="paragraph">
      <style:paragraph-properties fo:text-align="center"/>
      <style:text-properties style:font-name="Times New Roman" fo:font-size="14pt"/>
    </style:style>
    <style:style style:name="P5" style:family="paragraph">
      <loext:graphic-properties draw:fill-color="#ccf4c6"/>
      <style:paragraph-properties fo:text-align="center" style:writing-mode="lr-tb"/>
      <style:text-properties style:font-name="Times New Roman"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de9a9"/>
      <style:paragraph-properties fo:text-align="center" style:writing-mode="lr-tb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xml:id="id8" draw:id="id8" draw:layer="layout" svg:width="3.81cm" svg:height="1.905cm" svg:x="2.343cm" svg:y="6.548cm">
            <text:p text:style-name="P1"><text:span text:style-name="T1">Калибровка камер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" draw:id="id3" draw:layer="layout" svg:width="5.398cm" svg:height="1.905cm" svg:x="23.616cm" svg:y="6.548cm">
            <text:p text:style-name="P1"><text:span text:style-name="T1">Преобразование точек руки к захвату робот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3" draw:layer="layout" svg:x1="14.091cm" svg:y1="7.5cm" svg:x2="16.313cm" svg:y2="7.5cm" draw:start-shape="id1" draw:start-glue-point="1" draw:end-shape="id2" draw:end-glue-point="3" svg:d="M14091 7500h2222" svg:viewBox="0 0 2223 1">
            <text:p/>
          </draw:connector>
          <draw:connector draw:style-name="gr5" draw:text-style-name="P3" draw:layer="layout" svg:x1="21.393cm" svg:y1="7.5cm" svg:x2="23.616cm" svg:y2="7.5cm" draw:start-shape="id2" draw:start-glue-point="1" draw:end-shape="id3" draw:end-glue-point="3" svg:d="M21393 7500h2223" svg:viewBox="0 0 2224 1">
            <text:p/>
          </draw:connector>
          <draw:connector draw:style-name="gr6" draw:text-style-name="P3" draw:layer="layout" svg:x1="29.014cm" svg:y1="7.5cm" svg:x2="31.235cm" svg:y2="7.5cm" draw:start-shape="id3" draw:start-glue-point="1" draw:end-shape="id4" draw:end-glue-point="3" svg:d="M29014 7500h2221" svg:viewBox="0 0 2222 1">
            <text:p/>
          </draw:connector>
          <draw:g draw:style-name="gr1">
            <draw:custom-shape draw:style-name="gr7" draw:text-style-name="P2" xml:id="id1" draw:id="id1" draw:layer="layout" svg:width="5.715cm" svg:height="1.905cm" svg:x="8.376cm" svg:y="6.548cm">
              <text:p text:style-name="P1"><text:span text:style-name="T1">Распознавание руки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5" xml:id="id5" draw:id="id5" draw:layer="layout" svg:width="5.715cm" svg:height="2.223cm" svg:x="8.376cm" svg:y="10.357cm">
              <text:p text:style-name="P4"><text:span text:style-name="T2">Визуализация распознанных точек руки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 xml:id="id10" draw:id="id10">
            <draw:custom-shape draw:style-name="gr9" draw:text-style-name="P2" xml:id="id2" draw:id="id2" draw:layer="layout" svg:width="5.08cm" svg:height="1.905cm" svg:x="16.313cm" svg:y="6.548cm">
              <text:p text:style-name="P1"><text:span text:style-name="T1"><text:s/></text:span><text:span text:style-name="T1">Расчет положения точек в пространстве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xml:id="id6" draw:id="id6" draw:layer="layout" svg:width="5.081cm" svg:height="2.223cm" svg:x="16.313cm" svg:y="10.357cm">
              <text:p text:style-name="P4"><text:span text:style-name="T2">Визуализация точек в 3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custom-shape draw:style-name="gr11" draw:text-style-name="P2" xml:id="id4" draw:id="id4" draw:layer="layout" svg:width="4.446cm" svg:height="1.905cm" svg:x="31.235cm" svg:y="6.548cm">
              <text:p text:style-name="P1"><text:span text:style-name="T1">Расчет положения, поворота и степени закрытия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5" xml:id="id7" draw:id="id7" draw:layer="layout" svg:width="4.445cm" svg:height="2.223cm" svg:x="31.236cm" svg:y="10.357cm">
              <text:p text:style-name="P4"><text:span text:style-name="T2">Визуализация захвата в 3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3" draw:text-style-name="P6" draw:layer="layout" svg:x1="11.233cm" svg:y1="8.453cm" svg:x2="11.233cm" svg:y2="10.357cm" draw:start-shape="id1" draw:start-glue-point="2" draw:end-shape="id5" draw:end-glue-point="0" svg:d="M11233 8453v1904" svg:viewBox="0 0 1 1905">
            <text:p/>
          </draw:connector>
          <draw:connector draw:style-name="gr14" draw:text-style-name="P6" draw:layer="layout" svg:x1="18.853cm" svg:y1="8.453cm" svg:x2="18.853cm" svg:y2="10.357cm" draw:start-shape="id2" draw:start-glue-point="2" draw:end-shape="id6" draw:end-glue-point="0" svg:d="M18853 8453v1904" svg:viewBox="0 0 1 1905">
            <text:p/>
          </draw:connector>
          <draw:connector draw:style-name="gr15" draw:text-style-name="P6" draw:layer="layout" svg:x1="33.458cm" svg:y1="8.453cm" svg:x2="33.458cm" svg:y2="10.357cm" draw:start-shape="id4" draw:start-glue-point="2" draw:end-shape="id7" draw:end-glue-point="0" svg:d="M33458 8453v1904" svg:viewBox="0 0 1 1905">
            <text:p/>
          </draw:connector>
          <draw:custom-shape draw:style-name="gr16" draw:text-style-name="P7" xml:id="id9" draw:id="id9" draw:layer="layout" svg:width="3.81cm" svg:height="2.223cm" svg:x="2.343cm" svg:y="2.737cm">
            <text:p text:style-name="P1"><text:span text:style-name="T1">Внутренние параметры, положение и ориентация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6" draw:layer="layout" svg:x1="4.248cm" svg:y1="6.548cm" svg:x2="4.248cm" svg:y2="4.96cm" draw:start-shape="id8" draw:start-glue-point="0" draw:end-shape="id9" draw:end-glue-point="2" svg:d="M4248 6548v-1588" svg:viewBox="0 0 1 1589">
            <text:p/>
          </draw:connector>
          <draw:connector draw:style-name="gr18" draw:text-style-name="P6" draw:layer="layout" svg:x1="6.153cm" svg:y1="3.848cm" svg:x2="18.853cm" svg:y2="6.548cm" draw:start-shape="id9" draw:start-glue-point="1" draw:end-shape="id10" draw:end-glue-point="0" svg:d="M6153 3848h12700v2700" svg:viewBox="0 0 12701 2701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aadcf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024cm" fo:page-height="15.3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08:27:41.182613705</meta:creation-date>
    <dc:date>2025-05-15T09:45:12.476373375</dc:date>
    <meta:editing-duration>PT39M31S</meta:editing-duration>
    <meta:editing-cycles>3</meta:editing-cycles>
    <meta:generator>LibreOffice/24.8.7.2$Linux_X86_64 LibreOffice_project/480$Build-2</meta:generator>
    <meta:document-statistic meta:object-count="21"/>
  </office:meta>
</office:document-meta>
</file>